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Inter" svg:font-family="Inter, sans-serif"/>
    <style:font-face style:name="Lohit Devanagari1" svg:font-family="'Lohit Devanagari'"/>
    <style:font-face style:name="Roboto" svg:font-family="Roboto, sans-serif"/>
    <style:font-face style:name="Serif" svg:font-family="Serif"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variant="normal" fo:text-transform="none" fo:color="#000000" style:text-line-through-style="none" style:text-line-through-type="none" style:font-name="Roboto" fo:font-size="20pt" fo:font-style="normal" style:text-underline-style="none" fo:font-weight="normal" style:text-blinking="false" fo:background-color="transparent" style:font-size-asian="20pt" style:font-weight-asian="normal" style:font-size-complex="20pt" style:font-weight-complex="normal"/>
    </style:style>
    <style:style style:name="P2" style:family="paragraph" style:parent-style-name="Standard">
      <style:text-properties fo:font-variant="normal" fo:text-transform="none" fo:color="#000000" style:font-name="Serif" fo:font-size="12pt" fo:letter-spacing="normal" fo:font-style="normal" fo:font-weight="normal" officeooo:rsid="000d2733" officeooo:paragraph-rsid="0010d992" style:font-size-asian="12pt" style:font-style-asian="normal" style:font-size-complex="12pt" style:font-style-complex="normal"/>
    </style:style>
    <style:style style:name="P3" style:family="paragraph" style:parent-style-name="Standard">
      <style:text-properties fo:font-variant="normal" fo:text-transform="none" fo:color="#000000" style:font-name="Serif" fo:font-size="12pt" fo:letter-spacing="normal" fo:font-style="normal" fo:font-weight="normal" officeooo:rsid="000d2733" officeooo:paragraph-rsid="000f45da" style:font-size-asian="12pt" style:font-style-asian="normal" style:font-size-complex="12pt" style:font-style-complex="normal"/>
    </style:style>
    <style:style style:name="P4" style:family="paragraph" style:parent-style-name="Standard">
      <style:text-properties fo:font-variant="normal" fo:text-transform="none" fo:color="#000000" style:font-name="Serif" fo:font-size="16pt" fo:letter-spacing="normal" fo:font-style="normal" fo:font-weight="bold" officeooo:rsid="000d2733" officeooo:paragraph-rsid="000f45da" style:font-size-asian="16pt" style:font-style-asian="normal" style:font-weight-asian="bold" style:font-size-complex="16pt" style:font-style-complex="normal" style:font-weight-complex="bold"/>
    </style:style>
    <style:style style:name="P5" style:family="paragraph" style:parent-style-name="Standard">
      <style:text-properties fo:font-variant="normal" fo:text-transform="none" fo:color="#3c4043" style:font-name="Serif" fo:font-size="12pt" fo:letter-spacing="normal" fo:font-style="normal" fo:font-weight="normal" officeooo:rsid="000d2733" officeooo:paragraph-rsid="000d7b2f" style:font-size-asian="12pt" style:font-style-asian="normal" style:font-size-complex="12pt" style:font-style-complex="normal"/>
    </style:style>
    <style:style style:name="P6" style:family="paragraph" style:parent-style-name="Standard">
      <style:text-properties style:font-name="Abyssinica SIL"/>
    </style:style>
    <style:style style:name="P7" style:family="paragraph" style:parent-style-name="Standard">
      <style:text-properties style:font-name="Abyssinica SIL" fo:font-size="16pt" officeooo:rsid="0011ea39" officeooo:paragraph-rsid="0011ea39" style:font-size-asian="16pt" style:font-size-complex="16pt"/>
    </style:style>
    <style:style style:name="P8" style:family="paragraph" style:parent-style-name="Standard">
      <style:text-properties style:font-name="Abyssinica SIL" fo:font-size="16pt" fo:font-weight="bold" officeooo:rsid="0011ea39" officeooo:paragraph-rsid="0011ea39" style:font-size-asian="16pt" style:font-weight-asian="bold" style:font-size-complex="16pt" style:font-weight-complex="bold"/>
    </style:style>
    <style:style style:name="P9" style:family="paragraph" style:parent-style-name="Standard">
      <style:paragraph-properties fo:text-align="center" style:justify-single-word="false"/>
      <style:text-properties style:font-name="Abyssinica SIL"/>
    </style:style>
    <style:style style:name="P10" style:family="paragraph" style:parent-style-name="Standard">
      <style:text-properties style:font-name="Serif" officeooo:rsid="000d2733" officeooo:paragraph-rsid="000d2733"/>
    </style:style>
    <style:style style:name="P11" style:family="paragraph" style:parent-style-name="Standard">
      <style:text-properties style:font-name="Serif" officeooo:rsid="000d2733" officeooo:paragraph-rsid="000d7b2f"/>
    </style:style>
    <style:style style:name="P12" style:family="paragraph" style:parent-style-name="Standard">
      <style:paragraph-properties fo:text-align="start" style:justify-single-word="false"/>
      <style:text-properties style:font-name="Serif" officeooo:rsid="000d2733" officeooo:paragraph-rsid="000f45da"/>
    </style:style>
    <style:style style:name="P13" style:family="paragraph" style:parent-style-name="Standard">
      <style:text-properties style:font-name="Serif" fo:font-size="16pt" fo:font-weight="bold" officeooo:rsid="000d2733" officeooo:paragraph-rsid="000d2733" style:font-size-asian="16pt" style:font-weight-asian="bold" style:font-size-complex="16pt" style:font-weight-complex="bold"/>
    </style:style>
    <style:style style:name="P14" style:family="paragraph" style:parent-style-name="Standard">
      <style:text-properties style:font-name="Serif" fo:font-size="16pt" fo:font-weight="bold" officeooo:rsid="000d2733" officeooo:paragraph-rsid="000d7b2f" style:font-size-asian="16pt" style:font-weight-asian="bold" style:font-size-complex="16pt" style:font-weight-complex="bold"/>
    </style:style>
    <style:style style:name="P15" style:family="paragraph" style:parent-style-name="Standard">
      <style:text-properties fo:font-variant="normal" fo:text-transform="none" fo:color="#000000" style:font-name="Serif" fo:font-size="12pt" fo:letter-spacing="normal" fo:font-style="normal" fo:font-weight="normal" officeooo:rsid="000d2733" officeooo:paragraph-rsid="000f45da" style:font-size-asian="12pt" style:font-style-asian="normal" style:font-size-complex="12pt" style:font-style-complex="normal"/>
    </style:style>
    <style:style style:name="P16" style:family="paragraph" style:parent-style-name="Standard">
      <style:text-properties fo:font-variant="normal" fo:text-transform="none" fo:color="#000000" style:font-name="Serif" fo:font-size="12pt" fo:letter-spacing="normal" fo:font-style="normal" fo:font-weight="normal" officeooo:rsid="000d2733" officeooo:paragraph-rsid="0010d992" style:font-size-asian="12pt" style:font-style-asian="normal" style:font-size-complex="12pt" style:font-style-complex="normal"/>
    </style:style>
    <style:style style:name="P17" style:family="paragraph" style:parent-style-name="Standard">
      <style:text-properties fo:font-variant="normal" fo:text-transform="none" fo:color="#000000" style:font-name="Serif" fo:font-size="16pt" fo:letter-spacing="normal" fo:font-style="normal" fo:font-weight="bold" officeooo:rsid="000d2733" officeooo:paragraph-rsid="000f45da" style:font-size-asian="16pt" style:font-style-asian="normal" style:font-weight-asian="bold" style:font-size-complex="16pt" style:font-style-complex="normal" style:font-weight-complex="bold"/>
    </style:style>
    <style:style style:name="T1"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2" style:family="text">
      <style:text-properties fo:font-variant="normal" fo:text-transform="none" fo:color="#000000" fo:font-size="12pt" fo:letter-spacing="normal" fo:font-style="normal" fo:font-weight="normal" officeooo:rsid="00121b66" style:font-size-asian="12pt" style:font-style-asian="normal" style:font-size-complex="12pt" style:font-style-complex="normal"/>
    </style:style>
    <style:style style:name="T3" style:family="text">
      <style:text-properties fo:font-size="14pt" style:font-size-asian="14pt" style:font-size-complex="14pt"/>
    </style:style>
    <style:style style:name="T4" style:family="text">
      <style:text-properties officeooo:rsid="00121b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8">Team: CodeBreakers</text:p>
      <text:p text:style-name="P7"/>
      <text:p text:style-name="P7">Shitij Agrawal</text:p>
      <text:p text:style-name="P7">Siddhesh Pawar</text:p>
      <text:p text:style-name="P7">Anuj Mohite</text:p>
      <text:p text:style-name="P6"/>
      <text:p text:style-name="P6"/>
      <text:p text:style-name="P6"/>
      <text:p text:style-name="P6"/>
      <text:p text:style-name="P1"><text:bookmark text:name="docs-internal-guid-f69d2922-7fff-7e44-a0a9-756caac677ee"/>Predicting the Risk of Cardiovascular Disease</text:p>
      <text:p text:style-name="P9"/>
      <text:p text:style-name="P6"/>
      <text:p text:style-name="P13">Problem Statement :</text:p>
      <text:p text:style-name="P10">The goal of this project was to build a machine learning model that could predict whether patient has a cardiovascular disease or not based on previous data.</text:p>
      <text:p text:style-name="P10"/>
      <text:p text:style-name="P10"/>
      <text:p text:style-name="P13">Data: </text:p>
      <text:p text:style-name="P10">The dataset used for this project contain information about 7000 patients, including demographic information such as age, height, weight, cholest<text:span text:style-name="T4">e</text:span>rol as well as behavioral informati<text:span text:style-name="T4">on</text:span> such as smoke, alcohol.</text:p>
      <text:p text:style-name="P10"/>
      <text:p text:style-name="P10"/>
      <text:p text:style-name="P13">Data Visualisatioin &amp; Preprocessing:</text:p>
      <text:p text:style-name="P13"><text:span text:style-name="T3">Visualisation</text:span>:</text:p>
      <text:p text:style-name="P10">Use seaborn and matplotlib for visuali<text:span text:style-name="T4">z</text:span>ation of dataset. We plot count plot, hist plot, heat map, box plot for complete understanding of data.</text:p>
      <text:p text:style-name="P10"/>
      <text:p text:style-name="P13"><text:span text:style-name="T3">Preprocessing</text:span>:</text:p>
      <text:p text:style-name="P11">We combine various variable into single variable to reduce the dimensions of our data set.</text:p>
      <text:p text:style-name="P11">We convert weight and mass into BMI so that we have to deal with only single variable instead of two. Also convert age which is given in days to years as a preprocessing part.</text:p>
      <text:p text:style-name="P11">We also encode cholesterol into normal, above normal and well above normal for converting it into binary variable. Similar for glucose as well.</text:p>
      <text:p text:style-name="P5"/>
      <text:p text:style-name="P5"/>
      <text:p text:style-name="P14">Feature Selection:</text:p>
      <text:p text:style-name="P12">We select gender, <text:span text:style-name="T1">Systolic blood pressure (ap_hi), Diastolic blood pressure (ap_lo), smoke, alco</text:span><text:span text:style-name="T2">hol</text:span><text:span text:style-name="T1">, age, bmi, cholesterol level and glucose level for modeling.</text:span></text:p>
      <text:p text:style-name="P3"/>
      <text:p text:style-name="P4"><text:soft-page-break/>Model Selection:</text:p>
      <text:p text:style-name="P3">We are using XGBoost classifier for training and prediction.</text:p>
      <text:p text:style-name="P2">1) XGBoost is a powerful classifier that we are using for both training and prediction. One of its key strengths is its ability to offer effective regularization techniques, which helps prevent overfitting and improve the generalizability of our model.</text:p>
      <text:p text:style-name="P2">I2) n addition, XGBoost is highly scalable, which means it can handle very large datasets and complex models without sacrificing performance. This makes it an ideal choice for many real-world applications.</text:p>
      <text:p text:style-name="P2">3) Another key advantage of XGBoost is its speed. It is designed to be highly efficient and can train models much faster than many other popular classifiers.</text:p>
      <text:p text:style-name="P2">4) Finally, XGBoost offers support for a wide range of objectives, which means we can use it to train models for different tasks, such as classification or regression, with ease. Overall, XGBoost provides a robust set of features that are well-suited to our needs and help us build accurate and reliable models.</text:p>
      <text:p text:style-name="P2"/>
      <text:p text:style-name="P2"/>
      <text:p text:style-name="P4">Model Training:</text:p>
      <text:p text:style-name="P3">We use GridSearchCV for finding the best parameters for our <text:s/>XGBoost classifier.</text:p>
      <text:p text:style-name="P3"/>
      <text:p text:style-name="P3"/>
      <text:p text:style-name="P4">Result:</text:p>
      <text:p text:style-name="P3">The final model achieved an accuracy of 73%, F1 score of 0.73, precision of 0.73, recall of 0.73.</text:p>
      <text:p text:style-name="P3"/>
      <text:p text:style-name="P3"/>
      <text:p text:style-name="P4">Conclusion:</text:p>
      <text:p text:style-name="P3">In conclusion, we have successfully build a machine learning model that can predict whether a particular patient has CVD or not. This model can be used by various health agencies to predict presence of CV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Inter" svg:font-family="Inter, sans-serif"/>
    <style:font-face style:name="Lohit Devanagari1" svg:font-family="'Lohit Devanagari'"/>
    <style:font-face style:name="Roboto" svg:font-family="Roboto, sans-serif"/>
    <style:font-face style:name="Serif" svg:font-family="Serif" style:font-family-generic="roman"/>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9T00:29:54.517361323</meta:creation-date>
    <dc:date>2023-03-10T00:21:31.298556977</dc:date>
    <meta:editing-duration>PT11M27S</meta:editing-duration>
    <meta:editing-cycles>3</meta:editing-cycles>
    <meta:generator>LibreOffice/6.4.7.2$Linux_X86_64 LibreOffice_project/40$Build-2</meta:generator>
    <meta:document-statistic meta:table-count="0" meta:image-count="0" meta:object-count="0" meta:page-count="2" meta:paragraph-count="30" meta:word-count="428" meta:character-count="2700" meta:non-whitespace-character-count="2300"/>
  </office:meta>
</office:document-meta>
</file>